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9.19mm"/>
    </style:style>
    <style:style style:name="co3" style:family="table-column">
      <style:table-column-properties fo:break-before="auto" style:column-width="9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Droid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/>
          <table:table-cell table:formula="of:=([.A2]*[.A$1])+([.B2]*[.B$1])+([.C2]*[.C$1])+([.D2]*[.D$1])+([.E2]*[.E$1])+([.F2]*[.F$1])+([.G2]*[.G$1])+([.H2]*[.H$1])+([.I2]*[.I$1])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/>
          <table:table-cell table:formula="of:=([.A3]*[.A$1])+([.B3]*[.B$1])+([.C3]*[.C$1])+([.D3]*[.D$1])+([.E3]*[.E$1])+([.F3]*[.F$1])+([.G3]*[.G$1])+([.H3]*[.H$1])+([.I3]*[.I$1])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formula="of:=([.A4]*[.A$1])+([.B4]*[.B$1])+([.C4]*[.C$1])+([.D4]*[.D$1])+([.E4]*[.E$1])+([.F4]*[.F$1])+([.G4]*[.G$1])+([.H4]*[.H$1])+([.I4]*[.I$1])" office:value-type="float" office:value="0" calcext:value-type="float">
            <text:p>0</text:p>
          </table:table-cell>
          <table:table-cell table:formula="of:=[.K2]+[.K3]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18:32:49.7329891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4:27:59.937515230</meta:creation-date>
    <dc:date>2017-09-28T19:25:18.620298216</dc:date>
    <meta:editing-duration>PT1H7M3S</meta:editing-duration>
    <meta:editing-cycles>3</meta:editing-cycles>
    <meta:generator>LibreOffice/5.3.6.1$Linux_X86_64 LibreOffice_project/30$Build-1</meta:generator>
    <meta:document-statistic meta:table-count="1" meta:cell-count="38" meta:object-count="0"/>
  </office:meta>
</office:document-meta>
</file>